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DF.4</text:span></text:p>
      <text:p text:style-name="P1"><text:span text:style-name="T1">4.4</text:span></text:p>
      <text:p text:style-name="P1"><text:span text:style-name="T1">B)</text:span></text:p>
      <text:p text:style-name="P1"><text:span text:style-name="T1">a) Moim zdaniem przejście do trybu uprzywilejowanego powinno być zabezpieczone hasłem aby nieproszoni użytkownicy danego routera nie mogli używać poleceń.</text:span></text:p>
      <text:p text:style-name="P1"><text:span text:style-name="T1">b) W trybie uprzywielejowanym są polecenia testujące sieć np:</text:span></text:p>
      <text:p text:style-name="P1"><text:span text:style-name="T2">ping</text:span><text:span text:style-name="T3"><text:s/>- służy do testowania połączenia między dwoma hostami w sieci poprzez wysyłanie pakiet</text:span><text:span text:style-name="T4">ów ICMP echo request i oczekiwanie na odpowiedzi.</text:span></text:p>
      <text:p text:style-name="P1"><text:span text:style-name="T5">traceroute</text:span><text:span text:style-name="T6"><text:s/>- umo</text:span><text:span text:style-name="T7">żliwia śledzenie drogi, jaką pakiet musi przejść przez sieć, aby dotrzeć do określonego hosta.</text:span></text:p>
      <text:p text:style-name="P1"><text:span text:style-name="T8">show ip interface brief</text:span><text:span text:style-name="T9"><text:s/>- wyświetla informacje o wszystkich interfejsach sieciowych na routerze, takie jak ich nazwy, adresy IP i stany.</text:span></text:p>
      <text:p text:style-name="P1"><text:span text:style-name="T10">show ip route</text:span><text:span text:style-name="T11"><text:s/>- wyświetla informacje o trasach sieciowych zapisanych w tablicy routingu na routerze.</text:span></text:p>
      <text:p text:style-name="P1"><text:span text:style-name="T12">show cdp neighbors<text:s/></text:span><text:span text:style-name="T13">- wyświetla informacje o sąsiednich urządzeniach w sieci, kt</text:span><text:span text:style-name="T14">óre korzystaj</text:span><text:span text:style-name="T15">ą z protokołu CDP (Cisco Discovery Protocol).</text:span></text:p>
      <text:p text:style-name="P1"><text:span text:style-name="T16">show interface<text:s/></text:span><text:span text:style-name="T17">- umożliwia wyświetlenie szczeg</text:span><text:span text:style-name="T18">ó</text:span><text:span text:style-name="T19">łowych informacji o danym interfejsie sieciowym, takich jak statystyki przesyłania danych, błędy transmisji, stany interfejsu itp.</text:span></text:p>
      <text:p text:style-name="P1"><text:span text:style-name="T20">debug<text:s/></text:span><text:span text:style-name="T21">- pozwala na śledzenie ruchu sieciowego i analizowanie log</text:span><text:span text:style-name="T22">ów na<text:s/></text:span><text:span text:style-name="T23">żywo. Jednakże, należy uważać przy korzystaniu z tego polecenia, ponieważ może ono wpłynąć na wydajność routera i zwiększyć obciążenie sieci.</text:span></text:p>
      <text:p text:style-name="P1"><text:span text:style-name="T23">c) ping {adres_IP} [opcje]</text:span></text:p>
      <text:p text:style-name="P1"><text:span text:style-name="T23">e)traceroute {adres_IP}</text:span></text:p>
      <text:p text:style-name="P1"><text:span text:style-name="T23">f)show ip interface brief</text:span></text:p>
      <text:p text:style-name="P1"><text:span text:style-name="T23">4.9</text:span></text:p>
      <text:p text:style-name="P1"><text:span text:style-name="T23">Polecenie<text:s/></text:span><text:span text:style-name="T24">show interfaces<text:s/></text:span><text:span text:style-name="T25">wyświetla szczeg</text:span><text:span text:style-name="T26">ó</text:span><text:span text:style-name="T27">łowe informacje na temat stanu interfejs</text:span><text:span text:style-name="T28">ów sieciowych na routerze, w tym mi</text:span><text:span text:style-name="T29">ędzy innymi:</text:span></text:p>
      <text:p text:style-name="P1"><text:span text:style-name="T29">Nazwy interfejs</text:span><text:span text:style-name="T30">ów</text:span><text:span text:style-name="T31">,<text:s/></text:span><text:span text:style-name="T32">Adresy IP interfejsów</text:span><text:span text:style-name="T33">,<text:s/></text:span><text:span text:style-name="T34">Status i protokó</text:span><text:span text:style-name="T35">ł, Statystyki pakiet</text:span><text:span text:style-name="T36">ów</text:span><text:span text:style-name="T37">,<text:s/></text:span><text:span text:style-name="T38">Szybko</text:span><text:span text:style-name="T39">ść transmisji (np. 10Mb/s, 100Mb/s, 1Gb/s), Typ interfejsu (np. Ethernet, GigabitEthernet, Serial), Adresy MAC (fizyczne) interfejs</text:span><text:span text:style-name="T40">ów</text:span><text:span text:style-name="T41">,<text:s/></text:span><text:span text:style-name="T42">MTU</text:span><text:span text:style-name="T43"/></text:p>
      <text:p text:style-name="P1"><text:span text:style-name="T43">___________________________________________________________________________</text:span></text:p>
      <text:p text:style-name="P1"><text:span text:style-name="T43">PDF.5</text:span></text:p>
      <text:p text:style-name="P1"><text:span text:style-name="T43">4.3</text:span></text:p>
      <text:p text:style-name="P1"><text:span text:style-name="T43">a) Polecenie<text:s/></text:span><text:span text:style-name="T44">show running-config<text:s/></text:span><text:span text:style-name="T45">w trybie uprzywielejowanym pozwala na wyświetlenie aktualnej konfiguracji routera. W pliku konfig znajdują się: nazwy interfejs</text:span><text:span text:style-name="T46">ó</text:span><text:span text:style-name="T47">w, adresy IP, maski podsieci, konfiguracje protokoł</text:span><text:span text:style-name="T48">ó</text:span><text:span text:style-name="T49">w routingu czy NAT albo ACL.</text:span></text:p>
      <text:p text:style-name="P1"><text:span text:style-name="T49">Przykładowe właściwości protokołu </text:span></text:p>
      <text:p text:style-name="P2"><draw:frame text:anchor-type="as-char" svg:width="106.89mm" svg:height="120.39mm" style:rel-width="scale" style:rel-height="scale"><draw:object-ole xlink:href="OleObj1"/><draw:image xlink:href="ObjectReplacements/OleObj1"/></draw:frame><text:span text:style-name="T49"/></text:p>
      <text:p text:style-name="P3"><text:span text:style-name="T49">4.6</text:span></text:p>
      <text:p text:style-name="P3"><text:span text:style-name="T49">d) Tak, w celu sprawdzenia dostępności interfejsu FastEthernet można urzyć narzędzie diagnostycznego ping, kt</text:span><text:span text:style-name="T50">ó</text:span><text:span text:style-name="T51">re działa na warstwie sieci (protok</text:span><text:span text:style-name="T52">ó</text:span><text:span text:style-name="T53">ł ICMP)</text:span></text:p>
      <text:p text:style-name="P3"><text:span text:style-name="T53">4.7</text:span></text:p>
      <text:p text:style-name="P3"><text:span text:style-name="T53">b) Jest to zależne od połączonych z routerem sieciach, w każdej chwili czasu, liczba sieci zapisanych w tablicy routingu na danym routerze może się zmieniać, gdyż zmieniają się warunki sieciowe, połączenia między routerami, parametry protokoł</text:span><text:span text:style-name="T54">ów routingu czy te</text:span><text:span text:style-name="T55">ż dodawane są nowe sieci.</text:span></text:p>
      <text:p text:style-name="P3"><text:span text:style-name="T55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6"/></text:p>
      <text:p text:style-name="P3"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